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projet</text:p>
      <text:p text:style-name="P1">Nous avons choisi de créer un jeu MOTUS que nous avons nommé WOT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se au Point</meta:initial-creator>
    <meta:editing-cycles>2</meta:editing-cycles>
    <meta:creation-date>2021-02-02T15:59:00</meta:creation-date>
    <dc:date>2021-02-10T16:07:04.85</dc:date>
    <meta:editing-duration>PT1S</meta:editing-duration>
    <meta:generator>OpenOffice/4.1.3$Win32 OpenOffice.org_project/413m1$Build-9783</meta:generator>
    <meta:document-statistic meta:table-count="0" meta:image-count="0" meta:object-count="0" meta:page-count="1" meta:paragraph-count="2" meta:word-count="16" meta:character-count="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